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d244" officeooo:paragraph-rsid="001d7c67"/>
    </style:style>
    <style:style style:name="P2" style:family="paragraph" style:parent-style-name="Standard">
      <style:text-properties fo:font-size="8pt" officeooo:rsid="001bd244" officeooo:paragraph-rsid="001bd244" style:font-size-asian="8pt" style:font-size-complex="8pt"/>
    </style:style>
    <style:style style:name="P3" style:family="paragraph" style:parent-style-name="Standard">
      <style:text-properties fo:font-size="8pt" officeooo:rsid="001bd244" officeooo:paragraph-rsid="001d7c67" style:font-size-asian="8pt" style:font-size-complex="8pt"/>
    </style:style>
    <style:style style:name="P4" style:family="paragraph" style:parent-style-name="Standard">
      <style:text-properties officeooo:rsid="001d7c67" officeooo:paragraph-rsid="0021d25d"/>
    </style:style>
    <style:style style:name="P5" style:family="paragraph" style:parent-style-name="Standard">
      <style:text-properties officeooo:rsid="001d7c67" officeooo:paragraph-rsid="00231d09"/>
    </style:style>
    <style:style style:name="P6" style:family="paragraph" style:parent-style-name="Standard">
      <style:text-properties officeooo:rsid="001d7c67" officeooo:paragraph-rsid="0024e802"/>
    </style:style>
    <style:style style:name="P7" style:family="paragraph" style:parent-style-name="Standard">
      <style:text-properties fo:font-size="8pt" officeooo:rsid="001d4ca4" officeooo:paragraph-rsid="0021d25d" style:font-size-asian="8pt" style:font-size-complex="8pt"/>
    </style:style>
    <style:style style:name="P8" style:family="paragraph" style:parent-style-name="Standard">
      <style:text-properties fo:font-size="8pt" officeooo:rsid="001d4ca4" officeooo:paragraph-rsid="00231d09" style:font-size-asian="8pt" style:font-size-complex="8pt"/>
    </style:style>
    <style:style style:name="T1" style:family="text">
      <style:text-properties officeooo:rsid="001d4ca4"/>
    </style:style>
    <style:style style:name="T2" style:family="text">
      <style:text-properties officeooo:rsid="001df7ab"/>
    </style:style>
    <style:style style:name="T3" style:family="text">
      <style:text-properties fo:font-size="8pt" officeooo:rsid="001bd244" style:font-size-asian="8pt" style:font-size-complex="8pt"/>
    </style:style>
    <style:style style:name="T4" style:family="text">
      <style:text-properties fo:font-size="8pt" officeooo:rsid="001d4ca4" style:font-size-asian="8pt" style:font-size-complex="8pt"/>
    </style:style>
    <style:style style:name="T5" style:family="text">
      <style:text-properties fo:font-size="8pt" officeooo:rsid="001df7ab" style:font-size-asian="8pt" style:font-size-complex="8pt"/>
    </style:style>
    <style:style style:name="T6" style:family="text">
      <style:text-properties fo:font-size="8pt" officeooo:rsid="0021d25d" style:font-size-asian="8pt" style:font-size-complex="8pt"/>
    </style:style>
    <style:style style:name="T7" style:family="text">
      <style:text-properties fo:font-size="8pt" officeooo:rsid="00231d09" style:font-size-asian="8pt" style:font-size-complex="8pt"/>
    </style:style>
    <style:style style:name="T8" style:family="text">
      <style:text-properties fo:font-size="8pt" officeooo:rsid="0024e80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9_3335218440"/>18.6.2022 / DU<text:span text:style-name="T1">T</text:span>:A1.0 <text:span text:style-name="T1">(PCB+IC)</text:span> / Typical operating conditions: <text:s/><text:span text:style-name="T2">room Temp, </text:span>VCM [V]=0.6, Fs [MS/s]=2.5, <text:span text:style-name="T1">Input voltage range : <text:s/>[-1V, +1V], N input steps=4096, number of iterations <text:s/>(conversion cycles per input : 128), input source SMU (Keithley 2602A). <text:s/></text:span></text:p>
      <text:p text:style-name="P3"><text:bookmark-end text:name="__DdeLink__19_3335218440"/></text:p>
      <text:p text:style-name="P1"/>
      <text:p text:style-name="P4"><text:bookmark-start text:name="__DdeLink__21_3814844731"/><text:span text:style-name="T3">1</text:span><text:span text:style-name="T6">7</text:span><text:span text:style-name="T3">.6.2022 / DU</text:span><text:span text:style-name="T4">T</text:span><text:span text:style-name="T3">:A1.</text:span><text:span text:style-name="T6">1</text:span><text:span text:style-name="T3"> </text:span><text:span text:style-name="T4">(PCB+IC)</text:span><text:span text:style-name="T3"> / Typical operating conditions: <text:s/></text:span><text:span text:style-name="T5">room Temp, </text:span><text:span text:style-name="T3">VCM [V]=0.6, Fs [MS/s]=2.5, </text:span><text:span text:style-name="T4">Input voltage range : <text:s/>[-1V, +1V], N input steps=4096, number of iterations <text:s/>(conversion cycles per input : 128), input source SMU (Keithley 2602A). <text:s/></text:span><text:bookmark-end text:name="__DdeLink__21_3814844731"/></text:p>
      <text:p text:style-name="P7"/>
      <text:p text:style-name="P5"><text:bookmark-start text:name="__DdeLink__24_3814844731"/><text:span text:style-name="T3">1</text:span><text:span text:style-name="T7">8</text:span><text:span text:style-name="T3">.6.2022 / DU</text:span><text:span text:style-name="T4">T</text:span><text:span text:style-name="T3">:A1.</text:span><text:span text:style-name="T7">2</text:span><text:span text:style-name="T3"> </text:span><text:span text:style-name="T4">(PCB+IC)</text:span><text:span text:style-name="T3"> / Typical operating conditions: <text:s/></text:span><text:span text:style-name="T5">room Temp, </text:span><text:span text:style-name="T3">VCM [V]=0.6, Fs [MS/s]=2.5, </text:span><text:span text:style-name="T4">Input voltage range : <text:s/>[-1V, +1V], N input steps=4096, number of iterations <text:s/>(conversion cycles per input : 128), input source SMU (Keithley 2602A). <text:s/></text:span><text:bookmark-end text:name="__DdeLink__24_3814844731"/></text:p>
      <text:p text:style-name="P8"/>
      <text:p text:style-name="P6"><text:bookmark-start text:name="__DdeLink__109_2951667285"/><text:span text:style-name="T3">1</text:span><text:span text:style-name="T8">9</text:span><text:span text:style-name="T3">.6.2022 / DU</text:span><text:span text:style-name="T4">T</text:span><text:span text:style-name="T3">:A1.</text:span><text:span text:style-name="T8">3</text:span><text:span text:style-name="T3"> </text:span><text:span text:style-name="T4">(PCB+IC)</text:span><text:span text:style-name="T3"> / Typical operating conditions: <text:s/></text:span><text:span text:style-name="T5">room Temp, </text:span><text:span text:style-name="T3">VCM [V]=0.6, Fs [MS/s]=2.5, </text:span><text:span text:style-name="T4">Input voltage range : <text:s/>[-1V, +1V], N input steps=4096, number of iterations <text:s/>(conversion cycles per input : 128), input source SMU (Keithley 2602A). <text:s/></text:span><text:bookmark-end text:name="__DdeLink__109_29516672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1T14:26:21.560643755</meta:creation-date>
    <dc:date>2022-06-21T17:20:02.834990716</dc:date>
    <meta:editing-duration>PT23M4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1" meta:paragraph-count="4" meta:word-count="148" meta:character-count="1008" meta:non-whitespace-character-count="844"/>
  </office:meta>
</office:document-meta>
</file>